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9" manifest:media-type="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"/>
  <manifest:file-entry manifest:full-path="ObjectReplacements/Object 5" manifest:media-type="application/x-openoffice-gdimetafile;windows_formatname=&quot;GDIMetaFile&quot;"/>
  <manifest:file-entry manifest:full-path="ObjectReplacements/Object 16" manifest:media-type=""/>
  <manifest:file-entry manifest:full-path="ObjectReplacements/Object 15" manifest:media-type=""/>
  <manifest:file-entry manifest:full-path="ObjectReplacements/Object 14" manifest:media-type=""/>
  <manifest:file-entry manifest:full-path="ObjectReplacements/Object 13" manifest:media-type=""/>
  <manifest:file-entry manifest:full-path="ObjectReplacements/Object 12" manifest:media-type=""/>
  <manifest:file-entry manifest:full-path="ObjectReplacements/Object 11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15%" fo:text-align="center" style:justify-single-word="false"/>
    </style:style>
    <style:style style:name="P2" style:family="paragraph" style:parent-style-name="Standard">
      <style:paragraph-properties fo:margin-top="0in" fo:margin-bottom="0.139in" loext:contextual-spacing="false" fo:line-height="115%" fo:text-align="center" style:justify-single-word="false" fo:break-before="page"/>
    </style:style>
    <style:style style:name="P3" style:family="paragraph" style:parent-style-name="Standard" style:master-page-name="Standard">
      <style:paragraph-properties fo:margin-top="0in" fo:margin-bottom="0.139in" loext:contextual-spacing="false" fo:line-height="115%" fo:text-align="center" style:justify-single-word="false" style:page-number="1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style:font-name="Cambria Math" style:font-name-asian="Cambria Math1" style:font-name-complex="Cambria Math1"/>
    </style:style>
    <style:style style:name="fr1" style:family="graphic" style:parent-style-name="Formula">
      <style:graphic-properties fo:margin-left="0in" fo:margin-right="0in" fo:margin-top="0in" fo:margin-bottom="0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mplee la expansión de la serie de Taylor de cero hasta tercer orden para predecir:</text:p>
      <text:p text:style-name="P1">f(0,5) si f (x) = 1,2x^3 − 1,5x^2 + 3x − 7</text:p>
      <text:p text:style-name="P1">usando como punto base x = 0,4.</text:p>
      <text:p text:style-name="P1">h = 0,5 - 0,4</text:p>
      <text:p text:style-name="P1">h = 0,1</text:p>
      <text:p text:style-name="P1">f’(x)=3,6x^2 - 3,0x + 3</text:p>
      <text:p text:style-name="P1">f’’(x)=7,2x - 3,0</text:p>
      <text:p text:style-name="P1">f’’’(x)= 7,2</text:p>
      <text:p text:style-name="P1"><text:span text:style-name="T1">Orden cero</text:span></text:p>
      <text:p text:style-name="P1"><draw:frame draw:style-name="fr1" text:anchor-type="as-char" svg:width="0.9472in" svg:height="0.2043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"><text:span text:style-name="T1">Orden 1</text:span></text:p>
      <text:p text:style-name="P1"><draw:frame draw:style-name="fr1" text:anchor-type="as-char" svg:width="3.5429in" svg:height="0.2063in" draw:z-index="0"><draw:object xlink:href="./Object 4" xlink:type="simple" xlink:show="embed" xlink:actuate="onLoad"/><draw:image xlink:href="./ObjectReplacements/Object 4" xlink:type="simple" xlink:show="embed" xlink:actuate="onLoad"/></draw:frame><text:span text:style-name="T2">-5.72</text:span></text:p>
      <text:p text:style-name="P1"><text:span text:style-name="T1">Orden 2</text:span></text:p>
      <text:p text:style-name="P1"><draw:frame draw:style-name="fr1" text:anchor-type="as-char" svg:width="4.072in" svg:height="0.4272in" draw:z-index="0"><draw:object xlink:href="./Object 6" xlink:type="simple" xlink:show="embed" xlink:actuate="onLoad"/><draw:image xlink:href="./ObjectReplacements/Object 6" xlink:type="simple" xlink:show="embed" xlink:actuate="onLoad"/></draw:frame></text:p>
      <text:p text:style-name="P1"><text:span text:style-name="T1">Orden 3</text:span></text:p>
      <text:p text:style-name="P1"><draw:frame draw:style-name="fr1" text:anchor-type="as-char" svg:width="4.5075in" svg:height="0.4272in" draw:z-index="0"><draw:object xlink:href="./Object 8" xlink:type="simple" xlink:show="embed" xlink:actuate="onLoad"/><draw:image xlink:href="./ObjectReplacements/Object 8" xlink:type="simple" xlink:show="embed" xlink:actuate="onLoad"/></draw:frame></text:p>
      <text:p text:style-name="P2">Emplee la expansión de la serie de Taylor de cero hasta tercer orden para predecir:</text:p>
      <text:p text:style-name="P1">f(0,45) si f (x) = 2,1e^x - 4,5x +2,25</text:p>
      <text:p text:style-name="P1">usando como punto base x = 0,4.</text:p>
      <text:p text:style-name="P1">h = 0,45 - 0,4</text:p>
      <text:p text:style-name="P1">h = 0,05</text:p>
      <text:p text:style-name="P1">f’(x)=2,1e^x - 4,5</text:p>
      <text:p text:style-name="P1">f’’(x)=2,1e^x</text:p>
      <text:p text:style-name="P1">f’’’(x)=2,1e^x</text:p>
      <text:p text:style-name="P1"><text:span text:style-name="T1">Orden cero</text:span></text:p>
      <text:p text:style-name="P1"><draw:frame draw:style-name="fr1" text:anchor-type="as-char" svg:width="1.072in" svg:height="0.2043in" draw:z-index="0"><draw:object xlink:href="./Object 10" xlink:type="simple" xlink:show="embed" xlink:actuate="onLoad"/><draw:image xlink:href="./ObjectReplacements/Object 10" xlink:type="simple" xlink:show="embed" xlink:actuate="onLoad"/></draw:frame></text:p>
      <text:p text:style-name="P1"><text:span text:style-name="T1">Orden 1</text:span></text:p>
      <text:p text:style-name="P1"><draw:frame draw:style-name="fr1" text:anchor-type="as-char" svg:width="4.1665in" svg:height="0.2063in" draw:z-index="0"><draw:object xlink:href="./Object 12" xlink:type="simple" xlink:show="embed" xlink:actuate="onLoad"/><draw:image xlink:href="./ObjectReplacements/Object 12" xlink:type="simple" xlink:show="embed" xlink:actuate="onLoad"/></draw:frame><text:span text:style-name="T2">3,4580</text:span></text:p>
      <text:p text:style-name="P1"><text:span text:style-name="T1">Orden 2</text:span></text:p>
      <text:p text:style-name="P1"><draw:frame draw:style-name="fr1" text:anchor-type="as-char" svg:width="4.5882in" svg:height="0.4272in" draw:z-index="0"><draw:object xlink:href="./Object 14" xlink:type="simple" xlink:show="embed" xlink:actuate="onLoad"/><draw:image xlink:href="./ObjectReplacements/Object 14" xlink:type="simple" xlink:show="embed" xlink:actuate="onLoad"/></draw:frame></text:p>
      <text:p text:style-name="P1"><text:span text:style-name="T1">Orden 3</text:span></text:p>
      <text:p text:style-name="P1"><draw:frame draw:style-name="fr1" text:anchor-type="as-char" svg:width="5.039in" svg:height="0.4272in" draw:z-index="0"><draw:object xlink:href="./Object 16" xlink:type="simple" xlink:show="embed" xlink:actuate="onLoad"/><draw:image xlink:href="./ObjectReplacements/Object 16" xlink:type="simple" xlink:show="embed" xlink:actuate="onLoad"/></draw:frame></text:p>
      <text:p text:style-name="P1"><text:span text:style-name="T2">// En el orden 3 los números son tan pequeños que no se refleja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8" meta:page-count="2" meta:paragraph-count="33" meta:word-count="128" meta:character-count="584" meta:non-whitespace-character-count="483"/>
    <meta:generator>LibreOfficeDev/6.0.5.2$Linux_X86_64 LibreOffice_project/</meta:generator>
  </office:meta>
</office:document-meta>
</file>

<file path=Object 10/content.xml><?xml version="1.0" encoding="utf-8"?>
<math xmlns="http://www.w3.org/1998/Math/MathML" display="block">
  <semantics>
    <mrow>
      <mi>f</mi>
      <mrow>
        <mo fence="true" stretchy="true">(</mo>
        <mrow>
          <mn>0,45</mn>
        </mrow>
        <mo fence="true" stretchy="true">)</mo>
      </mrow>
      <mi>≅</mi>
      <mn>3,5184</mn>
    </mrow>
    <annotation encoding="StarMath 5.0">f left (0,45 right ) ≅ 3,5184</annotation>
  </semantics>
</math>
</file>

<file path=Object 12/content.xml><?xml version="1.0" encoding="utf-8"?>
<math xmlns="http://www.w3.org/1998/Math/MathML" display="block">
  <semantics>
    <mrow>
      <mi>f</mi>
      <mrow>
        <mo fence="true" stretchy="true">(</mo>
        <mrow>
          <mn>0,45</mn>
        </mrow>
        <mo fence="true" stretchy="true">)</mo>
      </mrow>
      <mi>≅</mi>
      <mrow>
        <mn>3,5184</mn>
        <mo stretchy="false">+</mo>
        <mi>f</mi>
      </mrow>
      <mi>'</mi>
      <mrow>
        <mrow>
          <mrow>
            <mo fence="true" stretchy="true">(</mo>
            <mrow>
              <mn>0,45</mn>
            </mrow>
            <mo fence="true" stretchy="true">)</mo>
          </mrow>
          <mo stretchy="false">∗</mo>
          <mn>0,05</mn>
        </mrow>
        <mo stretchy="false">=</mo>
        <mrow>
          <mn>3,5184</mn>
          <mo stretchy="false">+</mo>
          <mrow>
            <mo fence="true" stretchy="false">(</mo>
            <mrow>
              <mrow>
                <mrow>
                  <mo stretchy="false">−</mo>
                  <mn>1,2065</mn>
                </mrow>
                <mo stretchy="false">∗</mo>
                <mn>0,05</mn>
              </mrow>
            </mrow>
            <mo fence="true" stretchy="false">)</mo>
          </mrow>
        </mrow>
        <mo stretchy="false">=</mo>
        <mrow/>
      </mrow>
    </mrow>
    <annotation encoding="StarMath 5.0">f left (0,45 right ) ≅ 3,5184+f' left (0,45 right ) *0,05= 3,5184+(-1,2065*0,05)=</annotation>
  </semantics>
</math>
</file>

<file path=Object 14/content.xml><?xml version="1.0" encoding="utf-8"?>
<math xmlns="http://www.w3.org/1998/Math/MathML" display="block">
  <semantics>
    <mrow>
      <mi>f</mi>
      <mrow>
        <mo fence="true" stretchy="true">(</mo>
        <mrow>
          <mn>0,45</mn>
        </mrow>
        <mo fence="true" stretchy="true">)</mo>
      </mrow>
      <mi>≅</mi>
      <mrow>
        <mrow>
          <mn>3,4580</mn>
          <mo stretchy="false">+</mo>
          <mrow>
            <mfrac>
              <mrow>
                <msup>
                  <mi>f</mi>
                  <mrow>
                    <mi>'</mi>
                    <mi>'</mi>
                  </mrow>
                </msup>
                <mrow>
                  <mo fence="true" stretchy="true">(</mo>
                  <mrow>
                    <mn>0,45</mn>
                  </mrow>
                  <mo fence="true" stretchy="true">)</mo>
                </mrow>
              </mrow>
              <mrow>
                <mn>2</mn>
                <mi>!</mi>
              </mrow>
            </mfrac>
            <mo stretchy="false">∗</mo>
            <msup>
              <mn>0,05</mn>
              <mn>2</mn>
            </msup>
          </mrow>
        </mrow>
        <mo stretchy="false">=</mo>
        <mrow>
          <mn>3,4580</mn>
          <mo stretchy="false">+</mo>
          <mrow>
            <mfrac>
              <mn>3,2934</mn>
              <mn>2</mn>
            </mfrac>
            <mo stretchy="false">∗</mo>
            <mn>0,0025</mn>
          </mrow>
        </mrow>
        <mo stretchy="false">=</mo>
        <mn>3,4621</mn>
      </mrow>
    </mrow>
    <annotation encoding="StarMath 5.0">f left (0,45 right ) ≅3,4580+ {{f} ^ {''} left (0,45 right )} over {2!} * {0,05} ^ {2} = 3,4580+ {3,2934} over {2} *0,0025=3,4621</annotation>
  </semantics>
</math>
</file>

<file path=Object 16/content.xml><?xml version="1.0" encoding="utf-8"?>
<math xmlns="http://www.w3.org/1998/Math/MathML" display="block">
  <semantics>
    <mrow>
      <mi>f</mi>
      <mrow>
        <mo fence="true" stretchy="true">(</mo>
        <mrow>
          <mn>0,45</mn>
        </mrow>
        <mo fence="true" stretchy="true">)</mo>
      </mrow>
      <mi>≅</mi>
      <mrow>
        <mrow>
          <mn>3,4621</mn>
          <mo stretchy="false">+</mo>
          <mrow>
            <mfrac>
              <mrow>
                <msup>
                  <mi>f</mi>
                  <mrow>
                    <mi>'</mi>
                    <mi>'</mi>
                    <mi>'</mi>
                  </mrow>
                </msup>
                <mrow>
                  <mo fence="true" stretchy="true">(</mo>
                  <mrow>
                    <mn>0,45</mn>
                  </mrow>
                  <mo fence="true" stretchy="true">)</mo>
                </mrow>
              </mrow>
              <mrow>
                <mn>3</mn>
                <mi>!</mi>
              </mrow>
            </mfrac>
            <mo stretchy="false">∗</mo>
            <msup>
              <mn>0,05</mn>
              <mn>3</mn>
            </msup>
          </mrow>
        </mrow>
        <mo stretchy="false">=</mo>
        <mrow>
          <mn>3,4621</mn>
          <mo stretchy="false">+</mo>
          <mrow>
            <mfrac>
              <mn>3,2934</mn>
              <mn>6</mn>
            </mfrac>
            <mo stretchy="false">∗</mo>
            <msup>
              <mn>0,000125</mn>
              <mi mathvariant="normal">❑</mi>
            </msup>
          </mrow>
        </mrow>
        <mo stretchy="false">=</mo>
        <mn>3,462168</mn>
      </mrow>
    </mrow>
    <annotation encoding="StarMath 5.0">f left (0,45 right ) ≅3,4621+ {{f} ^ {'''} left (0,45 right )} over {3!} * {0,05} ^ {3} =3,4621+ {3,2934} over {6} * {0,000125} ^ &lt;?&gt; =3,462168</annotation>
  </semantics>
</math>
</file>

<file path=Object 2/content.xml><?xml version="1.0" encoding="utf-8"?>
<math xmlns="http://www.w3.org/1998/Math/MathML" display="block">
  <semantics>
    <mrow>
      <mi>f</mi>
      <mrow>
        <mo fence="true" stretchy="true">(</mo>
        <mrow>
          <mn>0,4</mn>
        </mrow>
        <mo fence="true" stretchy="true">)</mo>
      </mrow>
      <mrow>
        <mi>≅</mi>
        <mo stretchy="false">−</mo>
        <mn>5,96</mn>
      </mrow>
    </mrow>
    <annotation encoding="StarMath 5.0">f left (0,4 right ) ≅-5,96</annotation>
  </semantics>
</math>
</file>

<file path=Object 4/content.xml><?xml version="1.0" encoding="utf-8"?>
<math xmlns="http://www.w3.org/1998/Math/MathML" display="block">
  <semantics>
    <mrow>
      <mi>f</mi>
      <mrow>
        <mo fence="true" stretchy="true">(</mo>
        <mrow>
          <mn>0,4</mn>
        </mrow>
        <mo fence="true" stretchy="true">)</mo>
      </mrow>
      <mrow>
        <mi>≅</mi>
        <mo stretchy="false">−</mo>
        <mn>5,96</mn>
        <mo stretchy="false">+</mo>
        <mi>f</mi>
      </mrow>
      <mi>'</mi>
      <mrow>
        <mrow>
          <mrow>
            <mo fence="true" stretchy="true">(</mo>
            <mrow>
              <mn>0,4</mn>
            </mrow>
            <mo fence="true" stretchy="true">)</mo>
          </mrow>
          <mo stretchy="false">∗</mo>
          <mn>0,1</mn>
        </mrow>
        <mo stretchy="false">=</mo>
        <mrow>
          <mrow>
            <mo stretchy="false">−</mo>
            <mn>5,96</mn>
          </mrow>
          <mo stretchy="false">+</mo>
          <mrow>
            <mo fence="true" stretchy="false">(</mo>
            <mrow>
              <mrow>
                <mn>2,376</mn>
                <mo stretchy="false">∗</mo>
                <mn>0,1</mn>
              </mrow>
            </mrow>
            <mo fence="true" stretchy="false">)</mo>
          </mrow>
        </mrow>
        <mo stretchy="false">=</mo>
        <mrow/>
      </mrow>
    </mrow>
    <annotation encoding="StarMath 5.0">f left (0,4 right ) ≅ -5,96+f' left (0,4 right ) *0,1=-5,96+(2,376*0,1)=</annotation>
  </semantics>
</math>
</file>

<file path=Object 6/content.xml><?xml version="1.0" encoding="utf-8"?>
<math xmlns="http://www.w3.org/1998/Math/MathML" display="block">
  <semantics>
    <mrow>
      <mi>f</mi>
      <mrow>
        <mo fence="true" stretchy="true">(</mo>
        <mrow>
          <mn>0,4</mn>
        </mrow>
        <mo fence="true" stretchy="true">)</mo>
      </mrow>
      <mrow>
        <mrow>
          <mi>≅</mi>
          <mo stretchy="false">−</mo>
          <mn>5.72</mn>
          <mo stretchy="false">+</mo>
          <mrow>
            <mfrac>
              <mrow>
                <msup>
                  <mi>f</mi>
                  <mrow>
                    <mi>'</mi>
                    <mi>'</mi>
                  </mrow>
                </msup>
                <mrow>
                  <mo fence="true" stretchy="true">(</mo>
                  <mrow>
                    <mn>0,4</mn>
                  </mrow>
                  <mo fence="true" stretchy="true">)</mo>
                </mrow>
              </mrow>
              <mrow>
                <mn>2</mn>
                <mi>!</mi>
              </mrow>
            </mfrac>
            <mo stretchy="false">∗</mo>
            <msup>
              <mn>0,1</mn>
              <mn>2</mn>
            </msup>
          </mrow>
        </mrow>
        <mo stretchy="false">=</mo>
        <mrow>
          <mrow>
            <mo stretchy="false">−</mo>
            <mn>5.72</mn>
          </mrow>
          <mo stretchy="false">−</mo>
          <mrow>
            <mfrac>
              <mn>0,12</mn>
              <mn>2</mn>
            </mfrac>
            <mo stretchy="false">∗</mo>
            <mn>0,01</mn>
          </mrow>
        </mrow>
        <mo stretchy="false">=</mo>
        <mrow>
          <mo stretchy="false">−</mo>
          <mn>5,7206</mn>
        </mrow>
      </mrow>
    </mrow>
    <annotation encoding="StarMath 5.0">f left (0,4 right ) ≅-5.72+ {{f} ^ {''} left (0,4 right )} over {2!} * {0,1} ^ {2} =-5.72- {0,12} over {2} *0,01=-5,7206</annotation>
  </semantics>
</math>
</file>

<file path=Object 8/content.xml><?xml version="1.0" encoding="utf-8"?>
<math xmlns="http://www.w3.org/1998/Math/MathML" display="block">
  <semantics>
    <mrow>
      <mi>f</mi>
      <mrow>
        <mo fence="true" stretchy="true">(</mo>
        <mrow>
          <mn>0,4</mn>
        </mrow>
        <mo fence="true" stretchy="true">)</mo>
      </mrow>
      <mrow>
        <mrow>
          <mi>≅</mi>
          <mo stretchy="false">−</mo>
          <mn>5,7206</mn>
          <mo stretchy="false">+</mo>
          <mrow>
            <mfrac>
              <mrow>
                <msup>
                  <mi>f</mi>
                  <mrow>
                    <mi>'</mi>
                    <mi>'</mi>
                    <mi>'</mi>
                  </mrow>
                </msup>
                <mrow>
                  <mo fence="true" stretchy="true">(</mo>
                  <mrow>
                    <mn>0,4</mn>
                  </mrow>
                  <mo fence="true" stretchy="true">)</mo>
                </mrow>
              </mrow>
              <mrow>
                <mn>3</mn>
                <mi>!</mi>
              </mrow>
            </mfrac>
            <mo stretchy="false">∗</mo>
            <msup>
              <mn>0,1</mn>
              <mn>3</mn>
            </msup>
          </mrow>
        </mrow>
        <mo stretchy="false">=</mo>
        <mrow>
          <mrow>
            <mo stretchy="false">−</mo>
            <mn>5,7206</mn>
          </mrow>
          <mo stretchy="false">+</mo>
          <mrow>
            <mfrac>
              <mn>7,2</mn>
              <mn>6</mn>
            </mfrac>
            <mo stretchy="false">∗</mo>
            <msup>
              <mn>0,001</mn>
              <mi mathvariant="normal">❑</mi>
            </msup>
          </mrow>
        </mrow>
        <mo stretchy="false">=</mo>
        <mrow>
          <mo stretchy="false">−</mo>
          <mn>5,7194</mn>
        </mrow>
      </mrow>
    </mrow>
    <annotation encoding="StarMath 5.0">f left (0,4 right ) ≅-5,7206+ {{f} ^ {'''} left (0,4 right )} over {3!} * {0,1} ^ {3} = -5,7206+ {7,2} over {6} * {0,001} ^ &lt;?&gt; =-5,7194</annotation>
  </semantics>
</math>
</file>